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Wingdings" svg:font-family="Wingdings"/>
    <style:font-face style:name="Wingdings1" svg:font-family="Wingdings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dash" draw:stroke-dash="Dashed_20__28_var_29__20_1" svg:stroke-width="0.071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elfolie-title" style:list-style-name="L4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notes">
      <style:graphic-properties draw:fill-color="#ffffff" fo:min-height="13.364cm"/>
    </style:style>
    <style:style style:name="P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8b8b8b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0d0d0d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Wingding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d0d0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1" draw:layer="layout" svg:width="21.589cm" svg:height="4.082cm" svg:x="1.905cm" svg:y="5.918cm" presentation:class="title" presentation:placeholder="true" presentation:user-transformed="true">
          <draw:text-box/>
        </draw:frame>
        <draw:frame draw:name="Untertitel 2" presentation:style-name="pr2" draw:text-style-name="P2" draw:layer="layout" svg:width="17.779cm" svg:height="4.867cm" svg:x="3.81cm" svg:y="10.79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ktionsablauf im Node" draw:style-name="dp1" draw:master-page-name="Titel_20_und_20_Inhalt" presentation:presentation-page-layout-name="AL2T11">
        <draw:frame draw:name="Titel 1" presentation:style-name="pr4" draw:text-style-name="P5" draw:layer="layout" svg:width="22.859cm" svg:height="1.16cm" svg:x="1.27cm" svg:y="0.763cm" presentation:class="title" presentation:user-transformed="true">
          <draw:text-box>
            <text:p text:style-name="P4"><text:span text:style-name="T1">Funktionsablauf im Node</text:span></text:p>
          </draw:text-box>
        </draw:frame>
        <draw:custom-shape draw:name="Abgerundetes Rechteck 3" draw:style-name="gr2" draw:text-style-name="P7" draw:layer="layout" svg:width="4.6cm" svg:height="0.799cm" svg:x="2.328cm" svg:y="6.773cm">
          <text:p text:style-name="P6"><text:span text:style-name="T2">Systemstar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hteck 4" draw:style-name="gr2" draw:text-style-name="P7" draw:layer="layout" svg:width="4.6cm" svg:height="0.999cm" svg:x="2.328cm" svg:y="10.375cm">
          <text:p text:style-name="P6"><text:span text:style-name="T3">Anmeldung beim H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" draw:style-name="gr2" draw:text-style-name="P7" draw:layer="layout" svg:width="4.6cm" svg:height="0.999cm" svg:x="2.328cm" svg:y="8.474cm">
          <text:p text:style-name="P6"><text:span text:style-name="T3">Initialisierung der Systemkomponent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7" draw:style-name="gr3" draw:text-style-name="P8" draw:layer="layout" svg:width="0.001cm" svg:height="0.899cm" svg:x="4.629cm" svg:y="7.5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9" draw:style-name="gr3" draw:text-style-name="P8" draw:layer="layout" svg:width="0.001cm" svg:height="0.9cm" svg:x="4.629cm" svg:y="9.4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hteck 13" draw:style-name="gr2" draw:text-style-name="P7" draw:layer="layout" svg:width="4.6cm" svg:height="0.999cm" svg:x="2.328cm" svg:y="12.574cm">
          <text:p text:style-name="P6"><text:span text:style-name="T3">Aktionsschleif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3" draw:text-style-name="P8" draw:layer="layout" svg:width="0.001cm" svg:height="1.198cm" svg:x="4.629cm" svg:y="11.3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winkelte Verbindung 18" draw:style-name="gr3" draw:text-style-name="P8" draw:layer="layout" svg:width="0.499cm" svg:height="2.299cm" draw:transform="rotate (-1.5707963267949) translate (6.927cm 13.072cm)">
          <text:p/>
          <draw:enhanced-geometry draw:mirror-horizontal="true" draw:mirror-vertical="true" draw:text-areas="0 0 ?f4 ?f5" svg:viewBox="0 0 0 0" draw:type="ooxml-bentConnector4" draw:modifiers="-126986 127606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Textfeld 22" draw:style-name="gr4" draw:text-style-name="P10" draw:layer="layout" svg:width="4.097cm" svg:height="1.013cm" svg:x="2.35cm" svg:y="4.524cm">
          <text:p text:style-name="P9"><text:span text:style-name="T4">Gesamtablau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ktionsablauf im Node" draw:style-name="dp1" draw:master-page-name="Titel_20_und_20_Inhalt" presentation:presentation-page-layout-name="AL2T11">
        <draw:frame draw:name="Titel 1" presentation:style-name="pr4" draw:text-style-name="P5" draw:layer="layout" svg:width="22.859cm" svg:height="1.16cm" svg:x="1.27cm" svg:y="0.763cm" presentation:class="title" presentation:user-transformed="true">
          <draw:text-box>
            <text:p text:style-name="P4"><text:span text:style-name="T1">Funktionsablauf im Node</text:span></text:p>
          </draw:text-box>
        </draw:frame>
        <draw:custom-shape draw:name="Abgerundetes Rechteck 11" draw:style-name="gr2" draw:text-style-name="P7" draw:layer="layout" svg:width="4.6cm" svg:height="0.799cm" svg:x="2.049cm" svg:y="6.278cm">
          <text:p text:style-name="P6"><text:span text:style-name="T2">Start der Anmeldung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feld 12" draw:style-name="gr4" draw:text-style-name="P10" draw:layer="layout" svg:width="6.133cm" svg:height="1.013cm" svg:x="7.936cm" svg:y="2.724cm">
          <text:p text:style-name="P9"><text:span text:style-name="T4">Anmeldung beim H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" draw:style-name="gr2" draw:text-style-name="P7" draw:layer="layout" svg:width="4.6cm" svg:height="0.999cm" svg:x="2.049cm" svg:y="7.941cm">
          <text:p text:style-name="P6"><text:span text:style-name="T3">Anmeldeschleif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aute 2" draw:style-name="gr2" draw:text-style-name="P7" draw:layer="layout" svg:width="4.9cm" svg:height="2.173cm" svg:x="1.899cm" svg:y="9.666cm">
          <text:p text:style-name="P6"><text:span text:style-name="T5">Init abgeschlossen?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Gerade Verbindung mit Pfeil 17" draw:style-name="gr3" draw:text-style-name="P8" draw:layer="layout" svg:width="0.001cm" svg:height="0.862cm" svg:x="4.347cm" svg:y="7.07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19" draw:style-name="gr3" draw:text-style-name="P8" draw:layer="layout" svg:width="0.001cm" svg:height="0.724cm" svg:x="4.349cm" svg:y="8.9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winkelte Verbindung 27" draw:style-name="gr3" draw:text-style-name="P8" draw:layer="layout" svg:width="0.149cm" svg:height="2.311cm" svg:x="6.647cm" svg:y="8.439cm">
          <text:p/>
          <draw:enhanced-geometry draw:mirror-horizontal="true" draw:mirror-vertical="true" draw:text-areas="0 0 ?f2 ?f3" svg:viewBox="0 0 0 0" draw:type="ooxml-bentConnector3" draw:modifiers="-42328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Abgerundetes Rechteck 30" draw:style-name="gr2" draw:text-style-name="P7" draw:layer="layout" svg:width="4.6cm" svg:height="0.799cm" svg:x="2.049cm" svg:y="12.939cm">
          <text:p text:style-name="P6"><text:span text:style-name="T2">Ende der Anmeldung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erade Verbindung mit Pfeil 31" draw:style-name="gr3" draw:text-style-name="P8" draw:layer="layout" svg:width="0.001cm" svg:height="1.098cm" svg:x="4.349cm" svg:y="11.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" draw:style-name="gr4" draw:text-style-name="P10" draw:layer="layout" svg:width="1.003cm" svg:height="0.589cm" svg:x="6.297cm" svg:y="10.753cm">
          <text:p text:style-name="P9"><text:span text:style-name="T5">ne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4" draw:text-style-name="P10" draw:layer="layout" svg:width="0.706cm" svg:height="0.589cm" svg:x="4.279cm" svg:y="11.723cm">
          <text:p text:style-name="P9"><text:span text:style-name="T5">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23" draw:style-name="gr2" draw:text-style-name="P7" draw:layer="layout" svg:width="4.6cm" svg:height="0.799cm" svg:x="9.9cm" svg:y="4.508cm">
          <text:p text:style-name="P6"><text:span text:style-name="T2">Anmeldeschleif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hteck 24" draw:style-name="gr2" draw:text-style-name="P7" draw:layer="layout" svg:width="4.6cm" svg:height="0.999cm" svg:x="9.9cm" svg:y="5.931cm">
          <text:p text:style-name="P6"><text:span text:style-name="T3">Message auf Channel 119 send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" draw:style-name="gr2" draw:text-style-name="P7" draw:layer="layout" svg:width="4.6cm" svg:height="1.748cm" svg:x="9.9cm" svg:y="7.51cm">
          <text:p text:style-name="P6"><text:span text:style-name="T3">Message vom Hub auf Channel 111</text:span></text:p>
          <text:p text:style-name="P6"><text:span text:style-name="T6"></text:span><text:span text:style-name="T3"> </text:span><text:span text:style-name="T3">Sleeptime im mse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6" draw:style-name="gr2" draw:text-style-name="P7" draw:layer="layout" svg:width="4.6cm" svg:height="1.748cm" svg:x="9.9cm" svg:y="9.796cm">
          <text:p text:style-name="P6"><text:span text:style-name="T3">Message vom Hub auf Channel 112</text:span></text:p>
          <text:p text:style-name="P6"><text:span text:style-name="T6"></text:span><text:span text:style-name="T3"> </text:span><text:span text:style-name="T3">Radiom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2" draw:text-style-name="P7" draw:layer="layout" svg:width="4.6cm" svg:height="1.748cm" svg:x="9.9cm" svg:y="14.742cm">
          <text:p text:style-name="P6"><text:span text:style-name="T3">Message vom Hub auf Channel 119</text:span></text:p>
          <text:p text:style-name="P6"><text:span text:style-name="T6"></text:span><text:span text:style-name="T3"> </text:span><text:span text:style-name="T3">Hub ferti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29" draw:style-name="gr2" draw:text-style-name="P7" draw:layer="layout" svg:width="4.6cm" svg:height="0.799cm" svg:x="9.9cm" svg:y="17.106cm">
          <text:p text:style-name="P6"><text:span text:style-name="T2">Ende Anmeldeschleif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erade Verbindung mit Pfeil 32" draw:style-name="gr3" draw:text-style-name="P8" draw:layer="layout" svg:width="0.001cm" svg:height="0.622cm" svg:x="12.2cm" svg:y="5.3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3" draw:style-name="gr3" draw:text-style-name="P8" draw:layer="layout" svg:width="0.001cm" svg:height="0.578cm" svg:x="12.2cm" svg:y="6.9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4" draw:style-name="gr3" draw:text-style-name="P8" draw:layer="layout" svg:width="0.001cm" svg:height="0.537cm" svg:x="12.2cm" svg:y="9.2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7" draw:style-name="gr3" draw:text-style-name="P8" draw:layer="layout" svg:width="0.001cm" svg:height="0.706cm" svg:x="12.2cm" svg:y="14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0" draw:style-name="gr3" draw:text-style-name="P8" draw:layer="layout" svg:width="0.001cm" svg:height="0.614cm" svg:x="12.2cm" svg:y="16.4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hteck 45" draw:style-name="gr5" draw:text-style-name="P7" draw:layer="layout" svg:width="4.6cm" svg:height="1.748cm" svg:x="9.9cm" svg:y="12.286cm">
          <text:p text:style-name="P6"><text:span text:style-name="T7">Optional weitere Message auf Channel 113 … 1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47" draw:style-name="gr3" draw:text-style-name="P8" draw:layer="layout" svg:width="0.001cm" svg:height="0.74cm" svg:x="12.2cm" svg:y="11.5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0" draw:style-name="gr4" draw:text-style-name="P10" draw:layer="layout" svg:width="4.025cm" svg:height="2.197cm" svg:x="16.726cm" svg:y="4.508cm">
          <text:p text:style-name="P9"><text:span text:style-name="T4">Sleeptime:</text:span></text:p>
          <text:p text:style-name="P9"><text:span text:style-name="T8">Minimum: 100</text:span></text:p>
          <text:p text:style-name="P9"><text:span text:style-name="T8">Maximum: 60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1" draw:style-name="gr4" draw:text-style-name="P10" draw:layer="layout" svg:width="3.627cm" svg:height="1.775cm" svg:x="16.923cm" svg:y="7.51cm">
          <text:p text:style-name="P9"><text:span text:style-name="T4">Radiomode:</text:span></text:p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Wingdings" svg:font-family="Wingdings"/>
    <style:font-face style:name="Wingdings1" svg:font-family="Wingdings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2="1" draw:dots2-length="0.284cm" draw:distance="0.21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7-22">22.07.17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Titelmasterformat durch Klicken bearbeiten</text:span></text:p>
        </draw:text-box>
      </draw:frame>
      <draw:frame draw:name="Inhaltsplatzhalt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0"><text:span text:style-name="MT3">Textmasterformat bearbeiten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7-22">22.07.17</text:date></text:span></text:p>
        </draw:text-box>
      </draw:frame>
      <draw:frame draw:name="Fußzeilenplatzhalt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Norbert</meta:initial-creator>
    <dc:creator>Norbert</dc:creator>
    <meta:editing-cycles>6</meta:editing-cycles>
    <meta:creation-date>2014-03-22T14:24:20</meta:creation-date>
    <dc:date>2014-03-23T17:21:41</dc:date>
    <meta:editing-duration>P0D</meta:editing-duration>
    <meta:generator>LibreOffice/5.3.0.3$Windows_x86 LibreOffice_project/7074905676c47b82bbcfbea1aeefc84afe1c50e1</meta:generator>
    <meta:document-statistic meta:object-count="7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